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4.0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9" office:value-type="string">
            <text:p>Workload geplant</text:p>
          </table:table-cell>
          <table:table-cell table:style-name="ce14" office:value-type="string">
            <text:p>Workload tatsächlich</text:p>
          </table:table-cell>
          <table:table-cell/>
          <table:table-cell table:style-name="ce7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0" office:value-type="string">
            <text:p>8h</text:p>
          </table:table-cell>
          <table:table-cell table:style-name="ce10" office:value-type="string">
            <text:p>11 1/2h</text:p>
          </table:table-cell>
          <table:table-cell/>
          <table:table-cell table:style-name="ce6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1" table:number-columns-repeated="2"/>
          <table:table-cell/>
          <table:table-cell table:style-name="ce15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0" office:value-type="string">
            <text:p>3h</text:p>
          </table:table-cell>
          <table:table-cell table:style-name="ce10" office:value-type="string">
            <text:p>5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8" office:value-type="string">
            <text:p>1h</text:p>
          </table:table-cell>
          <table:table-cell table:style-name="ce8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Recherche</text:p>
          </table:table-cell>
          <table:table-cell table:style-name="ce12" office:value-type="string">
            <text:p>2h</text:p>
          </table:table-cell>
          <table:table-cell table:style-name="ce12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0" office:value-type="string">
            <text:p>4h</text:p>
          </table:table-cell>
          <table:table-cell table:style-name="ce10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Gliederung</text:p>
          </table:table-cell>
          <table:table-cell table:number-columns-repeated="2" table:style-name="ce13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string">
            <text:p>Überarbeitung</text:p>
          </table:table-cell>
          <table:table-cell table:number-columns-repeated="2" table:style-name="ce1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>
            <text:p>Fragenstellung</text:p>
          </table:table-cell>
          <table:table-cell table:style-name="ce13" office:value-type="string">
            <text:p>1h</text:p>
          </table:table-cell>
          <table:table-cell table:style-name="ce13"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0" office:value-type="string">
            <text:p>1h</text:p>
          </table:table-cell>
          <table:table-cell table:style-name="ce10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8" office:value-type="string">
            <text:p>1h</text:p>
          </table:table-cell>
          <table:table-cell table:style-name="ce8" office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number-columns-repeated="2"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number-columns-repeated="2" table:style-name="ce4" office:value-type="string">
            <text:p>3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table:number-columns-repeated="2"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string">
            <text:p>3h</text:p>
          </table:table-cell>
          <table:table-cell table:style-name="ce4" office:value-type="string">
            <text:p>1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string">
            <text:p>2h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string">
            <text:p>2h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string">
            <text:p>1h</text:p>
          </table:table-cell>
          <table:table-cell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number-columns-repeated="2" table:style-name="ce4" office:value-type="string">
            <text:p>3h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Wahl des Vorgehensmodells</text:p>
          </table:table-cell>
          <table:table-cell table:number-columns-repeated="2"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ethoden wählen/begründen</text:p>
          </table:table-cell>
          <table:table-cell table:number-columns-repeated="2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number-columns-repeated="2" table:style-name="ce4"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string">
            <text:p>1/2h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string">
            <text:p>1 1/2h</text:p>
          </table:table-cell>
          <table:table-cell office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string">
            <text:p>1 1/2h</text:p>
          </table:table-cell>
          <table:table-cell table:style-name="ce4" office:value-type="string">
            <text:p>2 1/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string">
            <text:p>1/2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string">
            <text:p>4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string">
            <text:p>3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string">
            <text:p>1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string">
            <text:p>2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string">
            <text:p>3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string">
            <text:p>3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string">
            <text:p>4h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>
            <text:p>Installationsdoku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.10.2015</text:date>, <text:time>13:2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0-23T13:29:02.59</dc:date>
    <meta:editing-duration>PT5H1M47S</meta:editing-duration>
    <meta:editing-cycles>2</meta:editing-cycles>
    <meta:generator>OpenOffice/4.1.1$Win32 OpenOffice.org_project/411m6$Build-9775</meta:generator>
    <meta:document-statistic meta:table-count="3" meta:cell-count="138" meta:object-count="0"/>
  </office:meta>
</office:document-meta>
</file>